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48c7" officeooo:paragraph-rsid="00081a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2T09:25:17.248000000</meta:creation-date>
    <dc:date>2020-09-22T09:30:10.358000000</dc:date>
    <meta:editing-duration>PT4M52S</meta:editing-duration>
    <meta:editing-cycles>3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